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8.6pt" svg:y="672.18pt">
            <draw:object draw:notify-on-update-of-ranges="Sheet1.A1:Sheet1.A1 Sheet1.A2:Sheet1.A51 Sheet1.B1:Sheet1.B1 Sheet1.B2:Sheet1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4.38pt" svg:y="946.29pt">
            <draw:object draw:notify-on-update-of-ranges="Sheet1.D1:Sheet1.D1 Sheet1.D2:Sheet1.D51 Sheet1.E1:Sheet1.E1 Sheet1.E2:Sheet1.E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30.48pt" svg:height="255.09pt" svg:x="483.31pt" svg:y="941.73pt">
            <draw:object draw:notify-on-update-of-ranges="Sheet1.G1:Sheet1.G1 Sheet1.G2:Sheet1.G51 Sheet1.H1:Sheet1.H1 Sheet1.H2:Sheet1.H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erations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Steps for solution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Steps for best solutio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VERAGE([.A2:.A51])" office:value-type="float" office:value="3100.74" calcext:value-type="float">
            <text:p>3100.74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AVERAGE([.D2:.D51])" office:value-type="float" office:value="332.18" calcext:value-type="float">
            <text:p>332.1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AVERAGE([.G2:.G51])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  <table:table-cell table:formula="of:=[.B2]" office:value-type="float" office:value="3100.74" calcext:value-type="float">
            <text:p>3100.74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[.E2]" office:value-type="float" office:value="332.18" calcext:value-type="float">
            <text:p>332.1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H2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  <table:table-cell table:formula="of:=[.B3]" office:value-type="float" office:value="3100.74" calcext:value-type="float">
            <text:p>3100.74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[.E3]" office:value-type="float" office:value="332.18" calcext:value-type="float">
            <text:p>332.18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[.H3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8402" calcext:value-type="float">
            <text:p>8402</text:p>
          </table:table-cell>
          <table:table-cell table:formula="of:=[.B4]" office:value-type="float" office:value="3100.74" calcext:value-type="float">
            <text:p>3100.74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[.E4]" office:value-type="float" office:value="332.18" calcext:value-type="float">
            <text:p>332.18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H4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table:formula="of:=[.B5]" office:value-type="float" office:value="3100.74" calcext:value-type="float">
            <text:p>3100.74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[.E5]" office:value-type="float" office:value="332.18" calcext:value-type="float">
            <text:p>332.18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[.H5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table:formula="of:=[.B6]" office:value-type="float" office:value="3100.74" calcext:value-type="float">
            <text:p>3100.74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[.E6]" office:value-type="float" office:value="332.18" calcext:value-type="float">
            <text:p>332.18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[.H6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table:formula="of:=[.B7]" office:value-type="float" office:value="3100.74" calcext:value-type="float">
            <text:p>3100.74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[.E7]" office:value-type="float" office:value="332.18" calcext:value-type="float">
            <text:p>332.1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H7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[.B8]" office:value-type="float" office:value="3100.74" calcext:value-type="float">
            <text:p>3100.74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[.E8]" office:value-type="float" office:value="332.18" calcext:value-type="float">
            <text:p>332.1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[.H8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table:formula="of:=[.B9]" office:value-type="float" office:value="3100.74" calcext:value-type="float">
            <text:p>3100.74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[.E9]" office:value-type="float" office:value="332.18" calcext:value-type="float">
            <text:p>332.18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[.H9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table:formula="of:=[.B10]" office:value-type="float" office:value="3100.74" calcext:value-type="float">
            <text:p>3100.74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E10]" office:value-type="float" office:value="332.18" calcext:value-type="float">
            <text:p>332.1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[.H10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table:formula="of:=[.B11]" office:value-type="float" office:value="3100.74" calcext:value-type="float">
            <text:p>3100.74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[.E11]" office:value-type="float" office:value="332.18" calcext:value-type="float">
            <text:p>332.1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[.H11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table:formula="of:=[.B12]" office:value-type="float" office:value="3100.74" calcext:value-type="float">
            <text:p>3100.7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E12]" office:value-type="float" office:value="332.18" calcext:value-type="float">
            <text:p>332.18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H12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table:formula="of:=[.B13]" office:value-type="float" office:value="3100.74" calcext:value-type="float">
            <text:p>3100.74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[.E13]" office:value-type="float" office:value="332.18" calcext:value-type="float">
            <text:p>332.18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[.H13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table:formula="of:=[.B14]" office:value-type="float" office:value="3100.74" calcext:value-type="float">
            <text:p>3100.74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[.E14]" office:value-type="float" office:value="332.18" calcext:value-type="float">
            <text:p>332.18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[.H14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[.B15]" office:value-type="float" office:value="3100.74" calcext:value-type="float">
            <text:p>3100.74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[.E15]" office:value-type="float" office:value="332.18" calcext:value-type="float">
            <text:p>332.1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H15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table:formula="of:=[.B16]" office:value-type="float" office:value="3100.74" calcext:value-type="float">
            <text:p>3100.74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E16]" office:value-type="float" office:value="332.18" calcext:value-type="float">
            <text:p>332.18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[.H16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table:formula="of:=[.B17]" office:value-type="float" office:value="3100.74" calcext:value-type="float">
            <text:p>3100.74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E17]" office:value-type="float" office:value="332.18" calcext:value-type="float">
            <text:p>332.1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H17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[.B18]" office:value-type="float" office:value="3100.74" calcext:value-type="float">
            <text:p>3100.74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E18]" office:value-type="float" office:value="332.18" calcext:value-type="float">
            <text:p>332.1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H18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[.B19]" office:value-type="float" office:value="3100.74" calcext:value-type="float">
            <text:p>3100.7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E19]" office:value-type="float" office:value="332.18" calcext:value-type="float">
            <text:p>332.18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H19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[.B20]" office:value-type="float" office:value="3100.74" calcext:value-type="float">
            <text:p>3100.74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[.E20]" office:value-type="float" office:value="332.18" calcext:value-type="float">
            <text:p>332.1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H20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[.B21]" office:value-type="float" office:value="3100.74" calcext:value-type="float">
            <text:p>3100.74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[.E21]" office:value-type="float" office:value="332.18" calcext:value-type="float">
            <text:p>332.18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H21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[.B22]" office:value-type="float" office:value="3100.74" calcext:value-type="float">
            <text:p>3100.74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[.E22]" office:value-type="float" office:value="332.18" calcext:value-type="float">
            <text:p>332.18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[.H22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[.B23]" office:value-type="float" office:value="3100.74" calcext:value-type="float">
            <text:p>3100.74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[.E23]" office:value-type="float" office:value="332.18" calcext:value-type="float">
            <text:p>332.1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H23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[.B24]" office:value-type="float" office:value="3100.74" calcext:value-type="float">
            <text:p>3100.74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E24]" office:value-type="float" office:value="332.18" calcext:value-type="float">
            <text:p>332.1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H24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B25]" office:value-type="float" office:value="3100.74" calcext:value-type="float">
            <text:p>3100.74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[.E25]" office:value-type="float" office:value="332.18" calcext:value-type="float">
            <text:p>332.18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[.H25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.B26]" office:value-type="float" office:value="3100.74" calcext:value-type="float">
            <text:p>3100.7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E26]" office:value-type="float" office:value="332.18" calcext:value-type="float">
            <text:p>332.1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H26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B27]" office:value-type="float" office:value="3100.74" calcext:value-type="float">
            <text:p>3100.74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E27]" office:value-type="float" office:value="332.18" calcext:value-type="float">
            <text:p>332.1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[.H27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[.B28]" office:value-type="float" office:value="3100.74" calcext:value-type="float">
            <text:p>3100.74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E28]" office:value-type="float" office:value="332.18" calcext:value-type="float">
            <text:p>332.18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[.H28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[.B29]" office:value-type="float" office:value="3100.74" calcext:value-type="float">
            <text:p>3100.74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[.E29]" office:value-type="float" office:value="332.18" calcext:value-type="float">
            <text:p>332.18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H29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[.B30]" office:value-type="float" office:value="3100.74" calcext:value-type="float">
            <text:p>3100.74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E30]" office:value-type="float" office:value="332.18" calcext:value-type="float">
            <text:p>332.1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H30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B31]" office:value-type="float" office:value="3100.74" calcext:value-type="float">
            <text:p>3100.74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[.E31]" office:value-type="float" office:value="332.18" calcext:value-type="float">
            <text:p>332.1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H31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[.B32]" office:value-type="float" office:value="3100.74" calcext:value-type="float">
            <text:p>3100.74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[.E32]" office:value-type="float" office:value="332.18" calcext:value-type="float">
            <text:p>332.18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[.H32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[.B33]" office:value-type="float" office:value="3100.74" calcext:value-type="float">
            <text:p>3100.7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E33]" office:value-type="float" office:value="332.18" calcext:value-type="float">
            <text:p>332.18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[.H33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[.B34]" office:value-type="float" office:value="3100.74" calcext:value-type="float">
            <text:p>3100.74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[.E34]" office:value-type="float" office:value="332.18" calcext:value-type="float">
            <text:p>332.18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H34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[.B35]" office:value-type="float" office:value="3100.74" calcext:value-type="float">
            <text:p>3100.74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E35]" office:value-type="float" office:value="332.18" calcext:value-type="float">
            <text:p>332.1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H35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[.B36]" office:value-type="float" office:value="3100.74" calcext:value-type="float">
            <text:p>3100.74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[.E36]" office:value-type="float" office:value="332.18" calcext:value-type="float">
            <text:p>332.18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H36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[.B37]" office:value-type="float" office:value="3100.74" calcext:value-type="float">
            <text:p>3100.74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[.E37]" office:value-type="float" office:value="332.18" calcext:value-type="float">
            <text:p>332.18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H37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[.B38]" office:value-type="float" office:value="3100.74" calcext:value-type="float">
            <text:p>3100.74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[.E38]" office:value-type="float" office:value="332.18" calcext:value-type="float">
            <text:p>332.18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[.H38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[.B39]" office:value-type="float" office:value="3100.74" calcext:value-type="float">
            <text:p>3100.74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[.E39]" office:value-type="float" office:value="332.18" calcext:value-type="float">
            <text:p>332.18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H39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B40]" office:value-type="float" office:value="3100.74" calcext:value-type="float">
            <text:p>3100.74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E40]" office:value-type="float" office:value="332.18" calcext:value-type="float">
            <text:p>332.1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H40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B41]" office:value-type="float" office:value="3100.74" calcext:value-type="float">
            <text:p>3100.74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[.E41]" office:value-type="float" office:value="332.18" calcext:value-type="float">
            <text:p>332.18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[.H41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B42]" office:value-type="float" office:value="3100.74" calcext:value-type="float">
            <text:p>3100.74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[.E42]" office:value-type="float" office:value="332.18" calcext:value-type="float">
            <text:p>332.18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H42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B43]" office:value-type="float" office:value="3100.74" calcext:value-type="float">
            <text:p>3100.74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E43]" office:value-type="float" office:value="332.18" calcext:value-type="float">
            <text:p>332.18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[.H43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B44]" office:value-type="float" office:value="3100.74" calcext:value-type="float">
            <text:p>3100.74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E44]" office:value-type="float" office:value="332.18" calcext:value-type="float">
            <text:p>332.1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[.H44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B45]" office:value-type="float" office:value="3100.74" calcext:value-type="float">
            <text:p>3100.74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[.E45]" office:value-type="float" office:value="332.18" calcext:value-type="float">
            <text:p>332.18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H45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B46]" office:value-type="float" office:value="3100.74" calcext:value-type="float">
            <text:p>3100.74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E46]" office:value-type="float" office:value="332.18" calcext:value-type="float">
            <text:p>332.1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[.H46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47]" office:value-type="float" office:value="3100.74" calcext:value-type="float">
            <text:p>3100.74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E47]" office:value-type="float" office:value="332.18" calcext:value-type="float">
            <text:p>332.18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[.H47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48]" office:value-type="float" office:value="3100.74" calcext:value-type="float">
            <text:p>3100.74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E48]" office:value-type="float" office:value="332.18" calcext:value-type="float">
            <text:p>332.18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[.H48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49]" office:value-type="float" office:value="3100.74" calcext:value-type="float">
            <text:p>3100.74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[.E49]" office:value-type="float" office:value="332.18" calcext:value-type="float">
            <text:p>332.18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[.H49]" office:value-type="float" office:value="292.42" calcext:value-type="float">
            <text:p>292.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50]" office:value-type="float" office:value="3100.74" calcext:value-type="float">
            <text:p>3100.74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[.E50]" office:value-type="float" office:value="332.18" calcext:value-type="float">
            <text:p>332.1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H50]" office:value-type="float" office:value="292.42" calcext:value-type="float">
            <text:p>292.42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10:16:58.929276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4:22:05.164625188</meta:creation-date>
    <dc:date>2019-03-12T13:30:31.816385554</dc:date>
    <meta:editing-duration>PT3H31M19S</meta:editing-duration>
    <meta:editing-cycles>6</meta:editing-cycles>
    <meta:generator>LibreOffice/6.0.7.3$Linux_X86_64 LibreOffice_project/00m0$Build-3</meta:generator>
    <meta:document-statistic meta:table-count="1" meta:cell-count="3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Genetic</text:p>
        </chart:title>
        <chart:legend chart:legend-position="end" svg:x="12.804cm" svg:y="3.952cm" style:legend-expansion="high" chart:style-name="ch3"/>
        <chart:plot-area chart:style-name="ch4" table:cell-range-address="Sheet1.A1:Sheet1.B51" chart:data-source-has-labels="row" svg:x="0.32cm" svg:y="1.275cm" svg:width="12.164cm" svg:height="7.545cm">
          <chartooo:coordinate-region svg:x="1.497cm" svg:y="1.475cm" svg:width="10.987cm" svg:height="6.5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51" chart:label-cell-address="Sheet1.A1:Sheet1.A1" chart:class="chart:bar">
            <chart:data-point chart:repeated="50"/>
          </chart:series>
          <chart:series chart:style-name="ch9" chart:values-cell-range-address="Sheet1.B2:Sheet1.B51" chart:label-cell-address="Sheet1.B1:Sheet1.B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rations</text:p>
                <draw:g>
                  <svg:desc>Sheet1.A1:Sheet1.A1</svg:desc>
                </draw:g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51</svg:desc>
                </draw:g>
              </table:table-cell>
              <table:table-cell office:value-type="float" office:value="3100.74">
                <text:p>3100.74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74">
                <text:p>9574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28">
                <text:p>9528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02">
                <text:p>8402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22">
                <text:p>7522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71">
                <text:p>6771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2">
                <text:p>6542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69">
                <text:p>6169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60">
                <text:p>6160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20">
                <text:p>5920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94">
                <text:p>5194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68">
                <text:p>5068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8">
                <text:p>4358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99">
                <text:p>4299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4">
                <text:p>3604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0">
                <text:p>3340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85">
                <text:p>3285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71">
                <text:p>3271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4">
                <text:p>3034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56">
                <text:p>2956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7">
                <text:p>2947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78">
                <text:p>2678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9">
                <text:p>2629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82">
                <text:p>2582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1">
                <text:p>1991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3">
                <text:p>1893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1">
                <text:p>1811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1">
                <text:p>1751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5">
                <text:p>1575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0">
                <text:p>1480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7">
                <text:p>1457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9">
                <text:p>1409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6">
                <text:p>1386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2">
                <text:p>1212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4">
                <text:p>1164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7">
                <text:p>1147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9">
                <text:p>1139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7">
                <text:p>1017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5">
                <text:p>985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1">
                <text:p>981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">
                <text:p>800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7">
                <text:p>777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3">
                <text:p>653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3">
                <text:p>513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3">
                <text:p>513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1">
                <text:p>451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8">
                <text:p>378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4">
                <text:p>374</text:p>
              </table:table-cell>
              <table:table-cell office:value-type="float" office:value="3100.74">
                <text:p>3100.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3">
                <text:p>343</text:p>
              </table:table-cell>
              <table:table-cell office:value-type="float" office:value="3100.74">
                <text:p>3100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53cm" svg:y="0.316cm" chart:style-name="ch2">
          <text:p>Hill Climb (different problems)</text:p>
        </chart:title>
        <chart:legend chart:legend-position="end" svg:x="11.957cm" svg:y="3.952cm" style:legend-expansion="high" chart:style-name="ch3"/>
        <chart:plot-area chart:style-name="ch4" table:cell-range-address="Sheet1.D1:Sheet1.E51" chart:data-source-has-labels="row" svg:x="0.32cm" svg:y="1.275cm" svg:width="11.317cm" svg:height="7.545cm">
          <chartooo:coordinate-region svg:x="1.127cm" svg:y="1.474cm" svg:width="10.51cm" svg:height="6.5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51" chart:label-cell-address="Sheet1.D1:Sheet1.D1" chart:class="chart:bar">
            <chart:data-point chart:repeated="50"/>
          </chart:series>
          <chart:series chart:style-name="ch9" chart:values-cell-range-address="Sheet1.E2:Sheet1.E51" chart:label-cell-address="Sheet1.E1:Sheet1.E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ps for solution</text:p>
                <draw:g>
                  <svg:desc>Sheet1.D1:Sheet1.D1</svg:desc>
                </draw:g>
              </table:table-cell>
              <table:table-cell office:value-type="string">
                <text:p>Averag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9">
                <text:p>339</text:p>
                <draw:g>
                  <svg:desc>Sheet1.D2:Sheet1.D51</svg:desc>
                </draw:g>
              </table:table-cell>
              <table:table-cell office:value-type="float" office:value="332.18">
                <text:p>332.18</text:p>
                <draw:g>
                  <svg:desc>Sheet1.E2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">
                <text:p>316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">
                <text:p>348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">
                <text:p>348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8">
                <text:p>298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">
                <text:p>369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6">
                <text:p>286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3">
                <text:p>393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2">
                <text:p>392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">
                <text:p>312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8">
                <text:p>348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4">
                <text:p>324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8">
                <text:p>358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0">
                <text:p>330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">
                <text:p>310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">
                <text:p>316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3">
                <text:p>313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">
                <text:p>379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6">
                <text:p>296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5">
                <text:p>315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8">
                <text:p>338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7">
                <text:p>347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5">
                <text:p>355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8">
                <text:p>298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1">
                <text:p>331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7">
                <text:p>317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">
                <text:p>332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9">
                <text:p>379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4">
                <text:p>324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6">
                <text:p>336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6">
                <text:p>376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6">
                <text:p>316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1">
                <text:p>301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0">
                <text:p>340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0">
                <text:p>360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">
                <text:p>382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5">
                <text:p>325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7">
                <text:p>307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0">
                <text:p>330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7">
                <text:p>377</text:p>
              </table:table-cell>
              <table:table-cell office:value-type="float" office:value="332.18">
                <text:p>332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">
                <text:p>304</text:p>
              </table:table-cell>
              <table:table-cell office:value-type="float" office:value="332.18">
                <text:p>332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15cm" svg:height="9cm" xlink:href=".." xlink:type="simple" chart:class="chart:bar" chart:style-name="ch1">
        <chart:title svg:x="5.556cm" svg:y="0.316cm" chart:style-name="ch2">
          <text:p>Hill Climb (same problem 10 restarts)</text:p>
        </chart:title>
        <chart:legend chart:legend-position="end" svg:x="13.905cm" svg:y="3.952cm" style:legend-expansion="high" chart:style-name="ch3"/>
        <chart:plot-area chart:style-name="ch4" table:cell-range-address="Sheet1.G1:Sheet1.H51" chart:data-source-has-labels="row" svg:x="0.374cm" svg:y="1.275cm" svg:width="13.157cm" svg:height="7.545cm">
          <chartooo:coordinate-region svg:x="1.181cm" svg:y="1.475cm" svg:width="12.35cm" svg:height="6.5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G2:Sheet1.G51" chart:label-cell-address="Sheet1.G1:Sheet1.G1" chart:class="chart:bar">
            <chart:data-point chart:repeated="50"/>
          </chart:series>
          <chart:series chart:style-name="ch9" chart:values-cell-range-address="Sheet1.H2:Sheet1.H51" chart:label-cell-address="Sheet1.H1:Sheet1.H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ps for best solution</text:p>
                <draw:g>
                  <svg:desc>Sheet1.G1:Sheet1.G1</svg:desc>
                </draw:g>
              </table:table-cell>
              <table:table-cell office:value-type="string">
                <text:p>Averag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8">
                <text:p>288</text:p>
                <draw:g>
                  <svg:desc>Sheet1.G2:Sheet1.G51</svg:desc>
                </draw:g>
              </table:table-cell>
              <table:table-cell office:value-type="float" office:value="292.42">
                <text:p>292.42</text:p>
                <draw:g>
                  <svg:desc>Sheet1.H2:Sheet1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9">
                <text:p>289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3">
                <text:p>293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7">
                <text:p>307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2">
                <text:p>292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1">
                <text:p>301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">
                <text:p>289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8">
                <text:p>288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1">
                <text:p>291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">
                <text:p>284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">
                <text:p>273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">
                <text:p>320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1">
                <text:p>281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">
                <text:p>282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">
                <text:p>290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">
                <text:p>289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5">
                <text:p>295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">
                <text:p>280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7">
                <text:p>287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6">
                <text:p>266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">
                <text:p>298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9">
                <text:p>289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">
                <text:p>289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3">
                <text:p>293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5">
                <text:p>295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8">
                <text:p>278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1">
                <text:p>311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5">
                <text:p>295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6">
                <text:p>286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3">
                <text:p>293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9">
                <text:p>309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">
                <text:p>287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7">
                <text:p>307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1">
                <text:p>301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">
                <text:p>299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5">
                <text:p>285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7">
                <text:p>297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">
                <text:p>283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2">
                <text:p>302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">
                <text:p>288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5">
                <text:p>305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2">
                <text:p>272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">
                <text:p>294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3">
                <text:p>303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">
                <text:p>303</text:p>
              </table:table-cell>
              <table:table-cell office:value-type="float" office:value="292.42">
                <text:p>292.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">
                <text:p>285</text:p>
              </table:table-cell>
              <table:table-cell office:value-type="float" office:value="292.42">
                <text:p>292.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